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fortaa" svg:font-family="Comfortaa" style:font-pitch="variable"/>
    <style:font-face style:name="Comfortaa Light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mfortaa Light" officeooo:rsid="001f2883" officeooo:paragraph-rsid="001f2883"/>
    </style:style>
    <style:style style:name="P2" style:family="paragraph" style:parent-style-name="Standard">
      <style:paragraph-properties fo:text-align="center" style:justify-single-word="false"/>
      <style:text-properties style:font-name="Comfortaa Light" fo:font-size="32pt" fo:font-style="normal" style:text-underline-style="solid" style:text-underline-width="auto" style:text-underline-color="font-color" fo:font-weight="bold" officeooo:rsid="001f2883" officeooo:paragraph-rsid="001f2883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mfortaa Light" fo:font-size="15pt" officeooo:rsid="001f2883" officeooo:paragraph-rsid="001f2883" style:font-size-asian="15pt" style:font-size-complex="15pt"/>
    </style:style>
    <style:style style:name="T1" style:family="text">
      <style:text-properties officeooo:rsid="001fa722"/>
    </style:style>
    <style:style style:name="T2" style:family="text">
      <style:text-properties officeooo:rsid="0020df28"/>
    </style:style>
    <style:style style:name="T3" style:family="text">
      <style:text-properties officeooo:rsid="00216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urnal de Bord du 08/10</text:p>
      <text:p text:style-name="P1"/>
      <text:p text:style-name="P1"/>
      <text:p text:style-name="P3">Lors de la séance du 08 octobre <text:span text:style-name="T1">nous avons cherché à nous exercer à la prise de parole dans un contexte formel. Nous devions dans un premier temps procéder à des recherches sur un sujet que nous devions choisir (une passion, une activi</text:span><text:span text:style-name="T2">té que l’on pratique fréquemment par exemple). Une fois ces recherches effectués, il fallait écrire nos notes pour ceux qui le voulaient, afin de pouvoir avoir un support quand nous passions à l’oral. Pour ma part, j’ai choisi de prendre une feuille de note afin de structurer mon passage à l’oral et éviter de me perdre. </text:span><text:span text:style-name="T3">J’ai présenter un oral sur la production musicale.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fortaa" svg:font-family="Comfortaa" style:font-pitch="variable"/>
    <style:font-face style:name="Comfortaa Light" svg:font-family="'Comfortaa Light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1:14:55.856572911</meta:creation-date>
    <dc:date>2024-10-10T11:41:01.136998836</dc:date>
    <meta:editing-duration>PT15M53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2" meta:word-count="111" meta:character-count="632" meta:non-whitespace-character-count="522"/>
  </office:meta>
</office:document-meta>
</file>